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Chandas" svg:font-family="Chandas" style:font-pitch="variable"/>
    <style:font-face style:name="Gubbi" svg:font-family="Gubbi" style:font-pitch="variable"/>
    <style:font-face style:name="Manjari Bold" svg:font-family="'Manjari Bold'" style:font-pitch="variable"/>
    <style:font-face style:name="Manjari Regular" svg:font-family="'Manjari Regular'" style:font-pitch="variable"/>
    <style:font-face style:name="Mukti Narrow" svg:font-family="'Mukti Narrow'" style:font-pitch="variable"/>
    <style:font-face style:name="Nakula" svg:font-family="Nakula" style:font-pitch="variable"/>
    <style:font-face style:name="Samanata" svg:font-family="Samanata" style:font-pitch="variable"/>
    <style:font-face style:name="Tibetan Machine Uni" svg:font-family="'Tibetan Machine Uni'" style:font-pitch="variable"/>
    <style:font-face style:name="Ubuntu1" svg:font-family="Ubuntu" style:font-pitch="variable"/>
    <style:font-face style:name="Ubuntu" svg:font-family="Ubuntu" style:font-adornments="Bold" style:font-pitch="variable"/>
    <style:font-face style:name="Umpush" svg:font-family="Umpush"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31761" officeooo:paragraph-rsid="00031761"/>
    </style:style>
    <style:style style:name="P2" style:family="paragraph" style:parent-style-name="Standard">
      <style:paragraph-properties fo:text-align="justify" style:justify-single-word="false"/>
      <style:text-properties officeooo:rsid="00031761" officeooo:paragraph-rsid="00031761"/>
    </style:style>
    <style:style style:name="P3" style:family="paragraph" style:parent-style-name="Standard">
      <style:paragraph-properties fo:text-align="justify" style:justify-single-word="false"/>
      <style:text-properties officeooo:rsid="00038b36" officeooo:paragraph-rsid="00038b36"/>
    </style:style>
    <style:style style:name="P4" style:family="paragraph" style:parent-style-name="Standard">
      <style:paragraph-properties fo:text-align="justify" style:justify-single-word="false"/>
      <style:text-properties officeooo:rsid="0004e679" officeooo:paragraph-rsid="0004e679"/>
    </style:style>
    <style:style style:name="P5" style:family="paragraph" style:parent-style-name="Standard">
      <style:paragraph-properties fo:text-align="center" style:justify-single-word="false"/>
      <style:text-properties style:font-name="Abyssinica SIL" fo:font-size="15pt" officeooo:rsid="00031761" officeooo:paragraph-rsid="00031761" style:font-size-asian="15pt" style:font-size-complex="15pt"/>
    </style:style>
    <style:style style:name="P6" style:family="paragraph" style:parent-style-name="Standard">
      <style:paragraph-properties fo:text-align="end" style:justify-single-word="false"/>
      <style:text-properties style:font-name="Abyssinica SIL" fo:font-size="10pt" officeooo:rsid="00092538" officeooo:paragraph-rsid="00092538" style:font-size-asian="10pt" style:font-size-complex="10pt"/>
    </style:style>
    <style:style style:name="P7" style:family="paragraph" style:parent-style-name="Standard">
      <style:paragraph-properties fo:text-align="center" style:justify-single-word="false"/>
      <style:text-properties style:font-name="Abyssinica SIL" fo:font-size="17pt" officeooo:rsid="00031761" officeooo:paragraph-rsid="00031761" style:font-size-asian="17pt" style:font-size-complex="17pt"/>
    </style:style>
    <style:style style:name="P8" style:family="paragraph" style:parent-style-name="Standard">
      <style:paragraph-properties fo:text-align="justify" style:justify-single-word="false"/>
      <style:text-properties style:font-name="Ubuntu" fo:font-size="18pt" officeooo:rsid="00031761" officeooo:paragraph-rsid="00031761" style:font-size-asian="18pt" style:font-size-complex="18pt"/>
    </style:style>
    <style:style style:name="P9" style:family="paragraph" style:parent-style-name="Standard">
      <style:paragraph-properties fo:text-align="justify" style:justify-single-word="false"/>
      <style:text-properties style:font-name="Ubuntu" fo:font-size="8pt" officeooo:rsid="00031761" officeooo:paragraph-rsid="00031761" style:font-size-asian="7pt" style:font-size-complex="8pt"/>
    </style:style>
    <style:style style:name="P10" style:family="paragraph" style:parent-style-name="Standard" style:list-style-name="L1">
      <style:paragraph-properties fo:text-align="justify" style:justify-single-word="false"/>
      <style:text-properties style:font-name="Ubuntu" fo:font-size="15pt" officeooo:rsid="00031761" officeooo:paragraph-rsid="000a8530" style:font-size-asian="15pt" style:font-size-complex="15pt"/>
    </style:style>
    <style:style style:name="P11" style:family="paragraph" style:parent-style-name="Standard" style:list-style-name="L1">
      <style:paragraph-properties fo:text-align="justify" style:justify-single-word="false"/>
      <style:text-properties style:font-name="Ubuntu" fo:font-size="15pt" officeooo:rsid="00031761" officeooo:paragraph-rsid="00031761" style:font-size-asian="15pt" style:font-size-complex="15pt"/>
    </style:style>
    <style:style style:name="P12" style:family="paragraph" style:parent-style-name="Standard">
      <style:paragraph-properties fo:text-align="justify" style:justify-single-word="false"/>
      <style:text-properties style:font-name="Ubuntu" fo:font-size="9pt" officeooo:rsid="00031761" officeooo:paragraph-rsid="000a8530" style:font-size-asian="7.84999990463257pt" style:font-size-complex="9pt"/>
    </style:style>
    <style:style style:name="P13" style:family="paragraph" style:parent-style-name="Standard">
      <style:paragraph-properties fo:text-align="justify" style:justify-single-word="false"/>
      <style:text-properties style:font-name="Ubuntu1" fo:font-size="18pt" officeooo:rsid="0004e679" officeooo:paragraph-rsid="0004e679" style:font-size-asian="18pt" style:font-size-complex="18pt"/>
    </style:style>
    <style:style style:name="P14" style:family="paragraph" style:parent-style-name="Standard">
      <style:paragraph-properties fo:text-align="start" style:justify-single-word="false"/>
      <style:text-properties fo:font-size="6pt" officeooo:rsid="00031761" officeooo:paragraph-rsid="00031761" style:font-size-asian="5.25pt" style:font-size-complex="6pt"/>
    </style:style>
    <style:style style:name="P15" style:family="paragraph" style:parent-style-name="Standard">
      <style:paragraph-properties fo:line-height="100%" fo:text-align="justify" style:justify-single-word="false"/>
      <style:text-properties style:font-name="Liberation Serif" fo:font-size="13pt" officeooo:rsid="00031761" officeooo:paragraph-rsid="00031761" style:font-size-asian="13pt" style:font-size-complex="13pt"/>
    </style:style>
    <style:style style:name="P16" style:family="paragraph" style:parent-style-name="Standard" style:list-style-name="L10">
      <style:paragraph-properties fo:line-height="100%" fo:text-align="justify" style:justify-single-word="false"/>
      <style:text-properties style:font-name="Liberation Serif" fo:font-size="13pt" officeooo:rsid="000d4a4b" officeooo:paragraph-rsid="000d4a4b" style:font-size-asian="13pt" style:font-size-complex="13pt"/>
    </style:style>
    <style:style style:name="P17" style:family="paragraph" style:parent-style-name="Standard" style:list-style-name="L10">
      <style:paragraph-properties fo:line-height="100%" fo:text-align="justify" style:justify-single-word="false"/>
      <style:text-properties style:font-name="Liberation Serif" fo:font-size="13pt" fo:font-weight="normal" officeooo:rsid="000d4a4b" officeooo:paragraph-rsid="000d4a4b" style:font-size-asian="13pt" style:font-weight-asian="normal" style:font-size-complex="13pt" style:font-weight-complex="normal"/>
    </style:style>
    <style:style style:name="P18" style:family="paragraph" style:parent-style-name="Standard">
      <style:paragraph-properties fo:line-height="100%" fo:text-align="justify" style:justify-single-word="false"/>
      <style:text-properties style:font-name="Liberation Serif" fo:font-size="12pt" officeooo:rsid="00031761" officeooo:paragraph-rsid="00031761" style:font-size-asian="12pt" style:font-size-complex="12pt"/>
    </style:style>
    <style:style style:name="P19" style:family="paragraph" style:parent-style-name="Standard" style:list-style-name="L7">
      <style:paragraph-properties fo:text-align="justify" style:justify-single-word="false"/>
      <style:text-properties fo:font-size="12pt" officeooo:paragraph-rsid="00060951" style:font-size-asian="12pt" style:font-size-complex="12pt"/>
    </style:style>
    <style:style style:name="P20" style:family="paragraph" style:parent-style-name="Standard" style:list-style-name="L8">
      <style:paragraph-properties fo:text-align="justify" style:justify-single-word="false"/>
      <style:text-properties fo:font-size="12pt" officeooo:paragraph-rsid="0004e679" style:font-size-asian="12pt" style:font-size-complex="12pt"/>
    </style:style>
    <style:style style:name="P21" style:family="paragraph" style:parent-style-name="Standard" style:list-style-name="L9">
      <style:paragraph-properties fo:text-align="justify" style:justify-single-word="false"/>
      <style:text-properties fo:font-size="12pt" officeooo:paragraph-rsid="00060951" style:font-size-asian="12pt" style:font-size-complex="12pt"/>
    </style:style>
    <style:style style:name="P22" style:family="paragraph" style:parent-style-name="Standard" style:list-style-name="L4">
      <style:paragraph-properties fo:text-align="justify" style:justify-single-word="false"/>
      <style:text-properties fo:font-size="12pt" officeooo:paragraph-rsid="00038b36" style:font-size-asian="12pt" style:font-size-complex="12pt"/>
    </style:style>
    <style:style style:name="P23" style:family="paragraph" style:parent-style-name="Standard">
      <style:paragraph-properties fo:text-align="justify" style:justify-single-word="false"/>
      <style:text-properties fo:font-size="12pt" officeooo:paragraph-rsid="00038b36" style:font-size-asian="12pt" style:font-size-complex="12pt"/>
    </style:style>
    <style:style style:name="P24" style:family="paragraph" style:parent-style-name="Standard" style:list-style-name="L5">
      <style:paragraph-properties fo:text-align="justify" style:justify-single-word="false"/>
      <style:text-properties fo:font-size="12pt" officeooo:paragraph-rsid="00038b36" style:font-size-asian="12pt" style:font-size-complex="12pt"/>
    </style:style>
    <style:style style:name="P25" style:family="paragraph" style:parent-style-name="Standard" style:list-style-name="L6">
      <style:paragraph-properties fo:text-align="justify" style:justify-single-word="false"/>
      <style:text-properties fo:font-size="12pt" officeooo:paragraph-rsid="00038b36" style:font-size-asian="12pt" style:font-size-complex="12pt"/>
    </style:style>
    <style:style style:name="P26" style:family="paragraph" style:parent-style-name="Standard" style:list-style-name="L2">
      <style:paragraph-properties fo:text-align="justify" style:justify-single-word="false"/>
      <style:text-properties fo:font-size="12pt" officeooo:paragraph-rsid="00031761" style:font-size-asian="12pt" style:font-size-complex="12pt"/>
    </style:style>
    <style:style style:name="P27" style:family="paragraph" style:parent-style-name="Standard">
      <style:paragraph-properties fo:text-align="justify" style:justify-single-word="false"/>
      <style:text-properties fo:font-size="12pt" officeooo:paragraph-rsid="00031761" style:font-size-asian="12pt" style:font-size-complex="12pt"/>
    </style:style>
    <style:style style:name="P28" style:family="paragraph" style:parent-style-name="Standard" style:list-style-name="L3">
      <style:paragraph-properties fo:text-align="justify" style:justify-single-word="false"/>
      <style:text-properties fo:font-size="12pt" officeooo:paragraph-rsid="00038b36" style:font-size-asian="12pt" style:font-size-complex="12pt"/>
    </style:style>
    <style:style style:name="P29" style:family="paragraph" style:parent-style-name="Standard">
      <style:paragraph-properties fo:text-align="justify" style:justify-single-word="false"/>
      <style:text-properties fo:font-size="12pt" officeooo:rsid="00060951" officeooo:paragraph-rsid="00060951" style:font-size-asian="12pt" style:font-size-complex="12pt"/>
    </style:style>
    <style:style style:name="P30" style:family="paragraph" style:parent-style-name="Standard">
      <style:paragraph-properties fo:text-align="justify" style:justify-single-word="false"/>
      <style:text-properties fo:font-size="12pt" officeooo:rsid="0004e679" officeooo:paragraph-rsid="0004e679" style:font-size-asian="12pt" style:font-size-complex="12pt"/>
    </style:style>
    <style:style style:name="P31" style:family="paragraph" style:parent-style-name="Standard">
      <style:paragraph-properties fo:text-align="justify" style:justify-single-word="false"/>
      <style:text-properties fo:font-size="12pt" officeooo:rsid="00038b36" officeooo:paragraph-rsid="00038b36" style:font-size-asian="12pt" style:font-size-complex="12pt"/>
    </style:style>
    <style:style style:name="P32" style:family="paragraph" style:parent-style-name="Standard" style:list-style-name="L6">
      <style:paragraph-properties fo:text-align="justify" style:justify-single-word="false"/>
      <style:text-properties fo:font-size="12pt" officeooo:rsid="000d2e27" officeooo:paragraph-rsid="000d2e27" style:font-size-asian="12pt" style:font-size-complex="12pt"/>
    </style:style>
    <style:style style:name="P33" style:family="paragraph" style:parent-style-name="Standard">
      <style:paragraph-properties fo:text-align="justify" style:justify-single-word="false"/>
      <style:text-properties fo:font-size="12pt" officeooo:rsid="00031761" officeooo:paragraph-rsid="00031761" style:font-size-asian="12pt" style:font-size-complex="12pt"/>
    </style:style>
    <style:style style:name="P34" style:family="paragraph" style:parent-style-name="Standard">
      <style:paragraph-properties fo:margin-left="1.251cm" fo:margin-right="0cm" fo:text-align="justify" style:justify-single-word="false" fo:text-indent="0cm" style:auto-text-indent="false"/>
      <style:text-properties fo:font-size="12pt" officeooo:rsid="00060951" officeooo:paragraph-rsid="00060951" style:font-size-asian="12pt" style:font-size-complex="12pt"/>
    </style:style>
    <style:style style:name="P35" style:family="paragraph" style:parent-style-name="Standard">
      <style:paragraph-properties fo:margin-left="1.251cm" fo:margin-right="0cm" fo:text-align="justify" style:justify-single-word="false" fo:text-indent="0cm" style:auto-text-indent="false"/>
      <style:text-properties fo:font-size="12pt" officeooo:rsid="00060951" officeooo:paragraph-rsid="00078237" style:font-size-asian="12pt" style:font-size-complex="12pt"/>
    </style:style>
    <style:style style:name="P36" style:family="paragraph" style:parent-style-name="Standard">
      <style:paragraph-properties fo:margin-left="1.251cm" fo:margin-right="0cm" fo:text-align="justify" style:justify-single-word="false" fo:text-indent="0cm" style:auto-text-indent="false"/>
      <style:text-properties fo:font-size="12pt" officeooo:rsid="0004e679" officeooo:paragraph-rsid="0004e679" style:font-size-asian="12pt" style:font-size-complex="12pt"/>
    </style:style>
    <style:style style:name="P37" style:family="paragraph" style:parent-style-name="Standard">
      <style:paragraph-properties fo:margin-left="1.251cm" fo:margin-right="0cm" fo:text-align="justify" style:justify-single-word="false" fo:text-indent="0cm" style:auto-text-indent="false"/>
      <style:text-properties fo:font-size="12pt" officeooo:rsid="00038b36" officeooo:paragraph-rsid="00038b36" style:font-size-asian="12pt" style:font-size-complex="12pt"/>
    </style:style>
    <style:style style:name="P38" style:family="paragraph" style:parent-style-name="Standard">
      <style:paragraph-properties fo:margin-left="2.501cm" fo:margin-right="0cm" fo:text-align="justify" style:justify-single-word="false" fo:text-indent="0cm" style:auto-text-indent="false"/>
      <style:text-properties fo:font-size="12pt" officeooo:paragraph-rsid="00038b36" style:font-size-asian="12pt" style:font-size-complex="12pt"/>
    </style:style>
    <style:style style:name="P39" style:family="paragraph" style:parent-style-name="Standard">
      <style:paragraph-properties fo:margin-left="2.501cm" fo:margin-right="0cm" fo:text-align="justify" style:justify-single-word="false" fo:text-indent="0cm" style:auto-text-indent="false"/>
      <style:text-properties fo:font-size="12pt" officeooo:paragraph-rsid="00031761" style:font-size-asian="12pt" style:font-size-complex="12pt"/>
    </style:style>
    <style:style style:name="P40" style:family="paragraph" style:parent-style-name="Standard">
      <style:paragraph-properties fo:margin-left="0cm" fo:margin-right="0cm" fo:text-align="justify" style:justify-single-word="false" fo:text-indent="0cm" style:auto-text-indent="false"/>
      <style:text-properties style:font-name="Ubuntu1" fo:font-size="18pt" officeooo:rsid="0004e679" officeooo:paragraph-rsid="000d4a4b" style:font-size-asian="18pt" style:font-size-complex="18pt"/>
    </style:style>
    <style:style style:name="P41" style:family="paragraph" style:parent-style-name="Standard">
      <style:paragraph-properties fo:margin-left="0cm" fo:margin-right="0cm" fo:text-align="justify" style:justify-single-word="false" fo:text-indent="0cm" style:auto-text-indent="false"/>
      <style:text-properties style:font-name="Ubuntu1" fo:font-size="6pt" officeooo:rsid="0004e679" officeooo:paragraph-rsid="000d4a4b" style:font-size-asian="5.25pt" style:font-size-complex="6pt"/>
    </style:style>
    <style:style style:name="P42" style:family="paragraph" style:parent-style-name="Standard">
      <style:paragraph-properties fo:margin-left="0cm" fo:margin-right="0cm" fo:line-height="100%" fo:text-align="justify" style:justify-single-word="false" fo:text-indent="0cm" style:auto-text-indent="false"/>
      <style:text-properties style:font-name="Liberation Serif" fo:font-size="13pt" officeooo:rsid="00031761" officeooo:paragraph-rsid="000d4a4b" style:font-size-asian="13pt" style:font-size-complex="13pt"/>
    </style:style>
    <style:style style:name="P43" style:family="paragraph" style:parent-style-name="Footnote">
      <style:text-properties officeooo:rsid="000bb19c" officeooo:paragraph-rsid="000bb19c"/>
    </style:style>
    <style:style style:name="T1" style:family="text">
      <style:text-properties officeooo:rsid="00031761"/>
    </style:style>
    <style:style style:name="T2" style:family="text">
      <style:text-properties officeooo:rsid="00038b36"/>
    </style:style>
    <style:style style:name="T3" style:family="text">
      <style:text-properties officeooo:rsid="0004e679"/>
    </style:style>
    <style:style style:name="T4" style:family="text">
      <style:text-properties officeooo:rsid="00060951"/>
    </style:style>
    <style:style style:name="T5" style:family="text">
      <style:text-properties officeooo:rsid="00078237"/>
    </style:style>
    <style:style style:name="T6" style:family="text">
      <style:text-properties fo:font-size="10.5pt" style:font-size-asian="10.5pt" style:font-size-complex="10.5pt"/>
    </style:style>
    <style:style style:name="T7" style:family="text">
      <style:text-properties style:font-name="Ubuntu"/>
    </style:style>
    <style:style style:name="T8" style:family="text">
      <style:text-properties style:font-name="Ubuntu" fo:font-size="18pt" style:font-size-asian="18pt" style:font-size-complex="18pt"/>
    </style:style>
    <style:style style:name="T9" style:family="text">
      <style:text-properties style:font-name="Ubuntu" fo:font-size="18pt" officeooo:rsid="00092538" style:font-size-asian="18pt" style:font-size-complex="18pt"/>
    </style:style>
    <style:style style:name="T10" style:family="text">
      <style:text-properties fo:font-weight="bold" style:font-weight-asian="bold" style:font-weight-complex="bold"/>
    </style:style>
    <style:style style:name="T11" style:family="text">
      <style:text-properties fo:font-weight="bold" officeooo:rsid="000a8530" style:font-weight-asian="bold" style:font-weight-complex="bold"/>
    </style:style>
    <style:style style:name="T12" style:family="text">
      <style:text-properties fo:font-weight="bold" officeooo:rsid="000bb19c" style:font-weight-asian="bold" style:font-weight-complex="bold"/>
    </style:style>
    <style:style style:name="T13" style:family="text">
      <style:text-properties officeooo:rsid="000a8530"/>
    </style:style>
    <style:style style:name="T14" style:family="text">
      <style:text-properties officeooo:rsid="000bb19c"/>
    </style:style>
    <style:style style:name="T15" style:family="text">
      <style:text-properties officeooo:rsid="000d2e27"/>
    </style:style>
    <style:style style:name="T16" style:family="text">
      <style:text-properties fo:font-size="12pt" style:font-size-asian="12pt" style:font-size-complex="12pt"/>
    </style:style>
    <style:style style:name="T17" style:family="text">
      <style:text-properties fo:font-size="12pt" officeooo:rsid="000d4a4b" style:font-size-asian="12pt" style:font-size-complex="12pt"/>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1013f2" style:font-size-asian="12pt" style:font-weight-asian="bold" style:font-size-complex="12pt" style:font-weight-complex="bold"/>
    </style:style>
    <style:style style:name="T20" style:family="text">
      <style:text-properties officeooo:rsid="000d4a4b"/>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cumentação Trabalho Prático – Primeira Entrega (10/06)</text:p>
      <text:p text:style-name="P6"><text:line-break/><text:span text:style-name="T6">Aluno: Lucas Resende Pellegrinelli Machado</text:span></text:p>
      <text:p text:style-name="P6"><text:span text:style-name="T6">Matrícula: 2018048621</text:span></text:p>
      <text:p text:style-name="P6"><text:span text:style-name="T6">Turma: TM3</text:span></text:p>
      <text:p text:style-name="P5"/>
      <text:p text:style-name="P2"/>
      <text:p text:style-name="P1"><text:span text:style-name="T8">O </text:span><text:span text:style-name="T9">P</text:span><text:span text:style-name="T8">roblema</text:span></text:p>
      <text:p text:style-name="P14"><text:span text:style-name="T7"/></text:p>
      <text:p text:style-name="P15"><text:tab/><text:span text:style-name="T16">O problema proposto pela primeira parte do trabalho se resume em um software escrito na linguagem C cuja função é executar a cifragem e decifragem de mensagens utilizando do método de criptografia RSA.</text:span></text:p>
      <text:p text:style-name="P18"><text:tab/>Esse software deve ter duas partes: o codificador (responsável por receber a mensagem que será cifrada e os parâmetros que serão utilizados no processo de cifragem, mais espeficicamente, os dois números primos necessários), e o decodificador (responsável por receber os blocos de mensagem já cifrados e retornar ao usuário a mensagem original mediante o conhecimento de variáveis que são obitidas pelos dois primos informados na hora da codificação).</text:p>
      <text:p text:style-name="P18"><text:tab/>Na próxima fase do projeto (a entrega final do trabalho), o software deverá ser atualizado a fim de possuir um sistema de esteganografia, relacionado com a “camuflagem” de mensagens dentro de uma imagem.</text:p>
      <text:p text:style-name="P2"/>
      <text:p text:style-name="P2"/>
      <text:p text:style-name="P2"/>
      <text:p text:style-name="P8">Descrição do algoritmo</text:p>
      <text:p text:style-name="P9"/>
      <text:list xml:id="list3697622675" text:style-name="L1">
        <text:list-item>
          <text:p text:style-name="P11">Codificador:</text:p>
        </text:list-item>
      </text:list>
      <text:p text:style-name="P2"/>
      <text:p text:style-name="P33">O processo de codificar consiste em:</text:p>
      <text:list xml:id="list1917120252" text:style-name="L2">
        <text:list-item>
          <text:p text:style-name="P26">Transformar a mensagem original em uma representação numéri<text:span text:style-name="T14">c</text:span>a para trabalhar com as fórmulas do RSA. O procedimento escolhido nesse ponto na maioria dos casos<text:note text:id="ftn0" text:note-class="footnote"><text:note-citation>1</text:note-citation><text:note-body><text:p text:style-name="P43">Existem casos tratados no item “Decisões na Implementação” que necessitam conversão entre bases númericas além da conversão de caractere para ASCII.</text:p></text:note-body></text:note> foi a simples conversão de cada caractere da mensagem em um valor decimal por meio da tabela ASCII. Após converter cada caractere para números, uma string <text:span text:style-name="T14">é</text:span> criada com todos os números em sequência para armazena-los.</text:p>
        </text:list-item>
      </text:list>
      <text:p text:style-name="P33"/>
      <text:list xml:id="list235146203477243" text:continue-numbering="true" text:style-name="L2">
        <text:list-item>
          <text:p text:style-name="P26"><text:span text:style-name="T1">Depois de ter a string com a sequência dos caracteres já transformados em números, precisamos dividi-la em blocos tal que o valor numérico de cada um desses blocos seja menor que N. Dessa forma, a string é particionada até que cada bloco seja o maior possível (possuía a maior quantidade de números) respeitando o limite do valor N.</text:span></text:p>
        </text:list-item>
      </text:list>
      <text:p text:style-name="P33"/>
      <text:list xml:id="list235146376678131" text:continue-numbering="true" text:style-name="L2">
        <text:list-item>
          <text:p text:style-name="P26"><text:span text:style-name="T1">Logo depois de obter os blocos contendo a representação numérica dos caracteres, foi aplicada o RSA para os blocos utilizando a fórmula:</text:span></text:p>
        </text:list-item>
      </text:list>
      <text:p text:style-name="P27"/>
      <text:p text:style-name="P39"><draw:frame draw:style-name="fr1" draw:name="Object1" text:anchor-type="as-char" svg:y="-0.388cm" svg:width="2.701cm" svg:height="0.51cm" draw:z-index="0"><draw:object xlink:href="./Object 1" xlink:type="simple" xlink:show="embed" xlink:actuate="onLoad"/><draw:image xlink:href="./ObjectReplacements/Object 1" xlink:type="simple" xlink:show="embed" xlink:actuate="onLoad"/></draw:frame></text:p>
      <text:p text:style-name="P33"/>
      <text:p text:style-name="P37">Onde ‘<text:span text:style-name="T10">m’</text:span> é o bloco a ser cifrado, ‘<text:span text:style-name="T10">e’</text:span> é uma das variáveis calculadas a partir dos primos dados ao algoritmo e <text:span text:style-name="T10">‘</text:span><text:span text:style-name="T12">N</text:span><text:span text:style-name="T10">’</text:span> é outra variável proveniente dos primos.</text:p>
      <text:p text:style-name="P31"/>
      <text:list xml:id="list4242660464" text:style-name="L3">
        <text:list-item>
          <text:p text:style-name="P28">Após essa cifragem, temos como resultado nossa mensagem criptografada, que é informada ao usuário de modo que seja impresso na tela todos os blocos já cifrados, separados por uma barra (“/”) em uma só linha.</text:p>
        </text:list-item>
      </text:list>
      <text:p text:style-name="P31"/>
      <text:list xml:id="list235145627727716" text:continue-numbering="true" text:style-name="L3">
        <text:list-item>
          <text:p text:style-name="P28"><text:soft-page-break/><text:span text:style-name="T2">Para que seja possível decifrar a mensagem, também é criado um arquivo de nome “private.txt” que contém duas linhas: Na primeira, o valor de d e na segunda o valor de N, ambas variáveis que são obtidas a partir dos primos que foram indicadas ao programa e são necessárias no processo de decodificação.</text:span></text:p>
        </text:list-item>
      </text:list>
      <text:p text:style-name="P3"/>
      <text:list xml:id="list235146232163916" text:continue-list="list3697622675" text:style-name="L1">
        <text:list-item>
          <text:p text:style-name="P10"><text:span text:style-name="T13">Deco</text:span>dificador:</text:p>
        </text:list-item>
      </text:list>
      <text:p text:style-name="P12"/>
      <text:p text:style-name="P31">Já o processo de decodificar uma mensagem é dado por:</text:p>
      <text:p text:style-name="P31"/>
      <text:list xml:id="list1743988618" text:style-name="L4">
        <text:list-item>
          <text:p text:style-name="P22"><text:span text:style-name="T2">É necessário ter os valores das variáveis calculadas durante a codificação para decifrar a mensagem, dito isso, o primeiro passo é ler do arquivo indicado os valores de d e N.</text:span></text:p>
        </text:list-item>
      </text:list>
      <text:p text:style-name="P31"/>
      <text:list xml:id="list235146609362689" text:continue-numbering="true" text:style-name="L4">
        <text:list-item>
          <text:p text:style-name="P22"><text:span text:style-name="T2">Logo após a consulta das variáveis, é necessário primeiro separar a string contendo os blocos na forma numérica, para isso separamos a string onde existem barras (“/”). Com os blocos já em mãos, aplicamos o processo reverso do algoritmo RSA encarregado de decodificar os blocos que obtemos, que estão codificados visto que vieram do codificador. Esse processo é dado pela fórmula:</text:span></text:p>
        </text:list-item>
      </text:list>
      <text:p text:style-name="P23"/>
      <text:p text:style-name="P38"><draw:frame draw:style-name="fr1" draw:name="Object2" text:anchor-type="as-char" svg:y="-0.388cm" svg:width="2.72cm" svg:height="0.51cm" draw:z-index="1"><draw:object xlink:href="./Object 2" xlink:type="simple" xlink:show="embed" xlink:actuate="onLoad"/><draw:image xlink:href="./ObjectReplacements/Object 2" xlink:type="simple" xlink:show="embed" xlink:actuate="onLoad"/></draw:frame></text:p>
      <text:p text:style-name="P31"/>
      <text:p text:style-name="P37">Onde <text:span text:style-name="T10">‘</text:span><text:span text:style-name="T11">c’</text:span> é o bloco a ser decodificador, ‘<text:span text:style-name="T10">d’</text:span> é a variável obitida no arquivo tal como <text:span text:style-name="T10">‘</text:span><text:span text:style-name="T12">N</text:span><text:span text:style-name="T11">’</text:span>.</text:p>
      <text:p text:style-name="P31"/>
      <text:list xml:id="list3002148468" text:style-name="L5">
        <text:list-item>
          <text:p text:style-name="P24"><text:span text:style-name="T2">Com os blocos já decodificados em mãos, é necessário agora remontar a string completa com todos os números em sequência e depois descobrir onde separar essa grande string para que cada partição resulte em cada um dos caracteres originais da mensagem, para isso temos que seguir o seguinte padrão da tabela ASCII:</text:span></text:p>
        </text:list-item>
      </text:list>
      <text:p text:style-name="P31"/>
      <text:p text:style-name="P37">Números abaixo de 32 não são caracteres como letras e números, e sim códigos de sistema, que não serão encontrados em um texto. Dito isso, ao começar a leitura da string procurando os caracteres, <text:span text:style-name="T3">existem dois casos:</text:span></text:p>
      <text:p text:style-name="P31"/>
      <text:list xml:id="list1456877688" text:style-name="L6">
        <text:list-item>
          <text:p text:style-name="P25"><text:span text:style-name="T2">Se a string começar com 1, a única opção pláusivel é que seja um número com três digitos, (dito que caso contrário, o número seria entre 10 e 19 ou seria apenas o número 1, intervalos onde não existem caracteres utilizáveis como dito antes), portanto assumimos que os dois dígitos seguintes do número 1 encontrado fazem parte do número correspondente ao caractere em questão. Logo convertemos o número e os dois dígitos seguintes encontrados de ASCII para caractere e assim o caractere original foi encontrado.</text:span></text:p>
        </text:list-item>
      </text:list>
      <text:p text:style-name="P23"/>
      <text:list xml:id="list235146952331795" text:continue-numbering="true" text:style-name="L6">
        <text:list-item>
          <text:p text:style-name="P32">Não existirá casos onde a string começa com 2 visto que as opções seriam simplesmente o número 2, que não possuí caractere relacionado, os números entre 20 e 29, que também não se relacionam com nenhum caractere ou números entre 200 e 299, que vão além do limite máximo da tabela ASCII de 127.</text:p>
          <text:p text:style-name="P25"/>
        </text:list-item>
        <text:list-item>
          <text:p text:style-name="P25"><text:span text:style-name="T2">Se a string começar com um número maior ou igual a 3, portanto é pláusivel assumir que seria um número com dois dígitos (dito que caso contrário, ou o número teria apenas um dígito, colocando o caractere correspondente a ele no intervalo onde não existem caractéres de texto, ou o número teria três dígitos e não começaria com 1, portanto estaria além dos limites da tabela ASCII visto que ela suporta valores de 0 até 127), logo convertemos apenas o primeiro e o segundo número do formato ASCII para caractere e assim o caractere original foi encontrado.</text:span></text:p>
        </text:list-item>
      </text:list>
      <text:p text:style-name="P31"/>
      <text:p text:style-name="P36"><text:span text:style-name="T15">Repetindo</text:span> esse algorítmo para todos os caracteres da string com todos os números, teremos então o texto original.</text:p>
      <text:p text:style-name="P4"/>
      <text:p text:style-name="P4"/>
      <text:p text:style-name="P13"><text:soft-page-break/>Decisões na implementação:</text:p>
      <text:p text:style-name="P4"/>
      <text:list xml:id="list1282344602" text:style-name="L7">
        <text:list-item>
          <text:p text:style-name="P19"><text:span text:style-name="T4">Utilização de métodos mais eficientes de exponenciação.</text:span></text:p>
        </text:list-item>
      </text:list>
      <text:p text:style-name="P29"/>
      <text:p text:style-name="P34"><text:tab/>Ao utilizar a fórmula da cifragem e decifragem do RSA, caso os valores para os primos sejam relativamente grandes, operações de exponenciação com expoentes cada vez maiores vão aparecendo. Mas devido ao limite do tamanho de tipos de variáveis como int e long na linguagem C, exponenciações relativamente pequenas já não eram possíveis dito que ultrapassavam o limite <text:span text:style-name="T15">do valor </text:span>máximo da variável.</text:p>
      <text:p text:style-name="P34"/>
      <text:p text:style-name="P34"><text:tab/>Para ajudar a melhorar a situação, foi utilizado a estratégia denominada como “Fast Modular Exponen<text:span text:style-name="T15">t</text:span>iation” que reduz qualquer exponenciação a várias exponenciações <text:span text:style-name="T15">de</text:span> exponente 2. Dessa forma podemos trabalhar com valores bem maiores dito que não ultrapassaremos os limites das variáveis tão facilmente quando utilizamos apenas exponenciações de ordem 2.</text:p>
      <text:p text:style-name="P34"/>
      <text:p text:style-name="P34"><text:tab/>Após isso, não existem mais problemas quanto ao limite de valor de tipos de variáveis durante a exponenciação.</text:p>
      <text:p text:style-name="P34"/>
      <text:p text:style-name="P30"/>
      <text:list xml:id="list2894280486" text:style-name="L8">
        <text:list-item>
          <text:p text:style-name="P20"><text:span text:style-name="T3">Utilização de números em bases diferentes de 10 quando os primos são pequenos.</text:span></text:p>
        </text:list-item>
      </text:list>
      <text:p text:style-name="P30"/>
      <text:p text:style-name="P36"><text:tab/>Dito que precisamos quebrar a mensagem em blocos cujo valor de cada bloco é menor que N (como dito na seção de codificação), quando N for igual a 6 por exemplo <text:span text:style-name="T4">(p = 2 e q = 3)</text:span>, é possível que <text:span text:style-name="T4">exista</text:span> um caractere de valor 98 <text:span text:style-name="T4">por exemplo, que</text:span> seja incapacitado de ser quebrado em blocos dito que tanto 9 quanto 8 são maiores que N. Logo, a solução encontrada foi <text:span text:style-name="T4">que </text:span>quando o caso é N menor que 10, ou seja, existe possibilidade de não ser possível representar algum número escrito no sistema usual (base 10) <text:span text:style-name="T4">em blocos de valor menor que N</text:span>, todos os valores ASCII obitidos pelos caracteres da mensagem são convertidos para uma base menor que N, possibilitando assim a separação dos blocos corretamente.</text:p>
      <text:p text:style-name="P36"/>
      <text:p text:style-name="P36"><text:tab/><text:span text:style-name="T4">Na hora de decodificar a mensagem, como temos o valor de N, também é possível identificar se essa conversão foi feita, e se foi, desfaze-la, não causando problemas para a integridade do programa.</text:span></text:p>
      <text:p text:style-name="P36"/>
      <text:p text:style-name="P30"/>
      <text:list xml:id="list3574279496" text:style-name="L9">
        <text:list-item>
          <text:p text:style-name="P21"><text:span text:style-name="T4">Restrição do usuário a primos p e q tal que p * q &lt; 4294967296</text:span></text:p>
        </text:list-item>
      </text:list>
      <text:p text:style-name="P29"/>
      <text:p text:style-name="P35"><text:tab/>Dito que o programa tem que dividir a mensagem em blocos cujo valor de cada bloco não excede o valor de N, caso N (ou seja, p * q) seja maior ou igual <text:span text:style-name="T5">a raiz quadrada</text:span> <text:span text:style-name="T5">d</text:span>o valor máximo <text:span text:style-name="T5">do </text:span>tipo de variável unsigned long <text:span text:style-name="T5">que é 18446744073709551615 (a raiz desse número é </text:span>4294967296<text:span text:style-name="T5">), temos um problema dito que, na hora de utilizar o algoritmo de “Fast Modular Exponentiation”, precisamos elevar o valor do bloco ao quadrado, e caso esse bloco tenha a possibilidade de ter o valor superior a <text:s/></text:span>4294967296, <text:span text:style-name="T5">ao computar o quadrado desse número, é possível ter um valor que excede <text:s/>18446744073709551615, tornando impossível armazena-lo com as variáveis nativas do C.</text:span></text:p>
      <text:p text:style-name="P35"/>
      <text:p text:style-name="P35"><text:tab/><text:span text:style-name="T5">Logo é informado uma mensagem de erro ao usuário quando ele tenta utilizar valores para p e q tal que p * q supere </text:span>4294967296.</text:p>
      <text:p text:style-name="P35"/>
      <text:p text:style-name="P35"/>
      <text:p text:style-name="P35"/>
      <text:p text:style-name="P35"/>
      <text:p text:style-name="P35"/>
      <text:p text:style-name="P35"/>
      <text:p text:style-name="P40"><text:soft-page-break/><text:span text:style-name="T20">Detalhes sobre cada função utilizada</text:span>:</text:p>
      <text:p text:style-name="P41"/>
      <text:p text:style-name="P42"><text:span text:style-name="T16"><text:tab/></text:span><text:span text:style-name="T17">Os detalhes e a explicação de todas as funções criadas para a resolução do problema se encontram nos comentários acima do protótipo de cada uma delas no código. Para acha-las, segue o guia:</text:span></text:p>
      <text:p text:style-name="P42"><text:span text:style-name="T17"/></text:p>
      <text:list xml:id="list2298707815" text:style-name="L10">
        <text:list-item>
          <text:p text:style-name="P16"><text:span text:style-name="T16">Para funções exclusivas do codificador (mais especificamente a função criada com fim de criar o arquivo com as variáveis calculadas), o arquivo onde se deve procurar a documentaçao é o </text:span><text:span text:style-name="T18">codificador.c</text:span></text:p>
          <text:p text:style-name="P16"><text:span text:style-name="T18"/></text:p>
        </text:list-item>
        <text:list-item>
          <text:p text:style-name="P17"><text:span text:style-name="T16">Para funções exclusivas do decodificador (mais especificamente a função criada com fim de ler as variáveis calculadas durante a codificação e salvas no arquivo de texto), o arquivo onde se deve procurar a documentação é o </text:span><text:span text:style-name="T18">decodificador.c</text:span></text:p>
          <text:p text:style-name="P17"><text:span text:style-name="T18"/></text:p>
        </text:list-item>
        <text:list-item>
          <text:p text:style-name="P17"><text:span text:style-name="T16">Para funções relacionadas a todo os passos da codificação e decodificador (alguns exemplos são os códigos para quebrar e mensagem em blocos e reconstruir a mensagem em blocos, aplicar as fórmulas RSA, calcular as variáveis derivadas dos primos, algoritmo da “Fast Modular Exponentiation”, etc…), o arquivo onde se deve procurar a documentação é o </text:span><text:span text:style-name="T18">rsa.</text:span><text:span text:style-name="T19">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Chandas" svg:font-family="Chandas" style:font-pitch="variable"/>
    <style:font-face style:name="Gubbi" svg:font-family="Gubbi" style:font-pitch="variable"/>
    <style:font-face style:name="Manjari Bold" svg:font-family="'Manjari Bold'" style:font-pitch="variable"/>
    <style:font-face style:name="Manjari Regular" svg:font-family="'Manjari Regular'" style:font-pitch="variable"/>
    <style:font-face style:name="Mukti Narrow" svg:font-family="'Mukti Narrow'" style:font-pitch="variable"/>
    <style:font-face style:name="Nakula" svg:font-family="Nakula" style:font-pitch="variable"/>
    <style:font-face style:name="Samanata" svg:font-family="Samanata" style:font-pitch="variable"/>
    <style:font-face style:name="Tibetan Machine Uni" svg:font-family="'Tibetan Machine Uni'" style:font-pitch="variable"/>
    <style:font-face style:name="Ubuntu1" svg:font-family="Ubuntu" style:font-pitch="variable"/>
    <style:font-face style:name="Ubuntu" svg:font-family="Ubuntu" style:font-adornments="Bold" style:font-pitch="variable"/>
    <style:font-face style:name="Umpush" svg:font-family="Umpush"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21:48:28.501609771</meta:creation-date>
    <dc:date>2018-06-10T23:51:44.740266540</dc:date>
    <meta:editing-duration>PT5M41S</meta:editing-duration>
    <meta:editing-cycles>2</meta:editing-cycles>
    <meta:generator>LibreOffice/6.0.3.2$Linux_X86_64 LibreOffice_project/00m0$Build-2</meta:generator>
    <meta:document-statistic meta:table-count="0" meta:image-count="0" meta:object-count="2" meta:page-count="4" meta:paragraph-count="50" meta:word-count="1556" meta:character-count="9244" meta:non-whitespace-character-count="7740"/>
  </office:meta>
</office:document-meta>
</file>

<file path=Object 1/content.xml><?xml version="1.0" encoding="utf-8"?>
<math xmlns="http://www.w3.org/1998/Math/MathML" display="block">
  <semantics>
    <mrow>
      <mrow>
        <mi>c</mi>
        <mo stretchy="false">≡</mo>
        <msup>
          <mi>m</mi>
          <mi>e</mi>
        </msup>
      </mrow>
      <mrow>
        <mo fence="true" stretchy="false">(</mo>
        <mrow>
          <mrow>
            <mi mathvariant="italic">mod</mi>
            <mi>N</mi>
          </mrow>
        </mrow>
        <mo fence="true" stretchy="false">)</mo>
      </mrow>
    </mrow>
    <annotation encoding="StarMath 5.0">c equiv m^e ( mod N) </annotation>
  </semantics>
</math>
</file>

<file path=Object 2/content.xml><?xml version="1.0" encoding="utf-8"?>
<math xmlns="http://www.w3.org/1998/Math/MathML" display="block">
  <semantics>
    <mrow>
      <mrow>
        <mi>m</mi>
        <mo stretchy="false">=</mo>
        <msup>
          <mi>c</mi>
          <mi>d</mi>
        </msup>
      </mrow>
      <mrow>
        <mo fence="true" stretchy="false">(</mo>
        <mrow>
          <mrow>
            <mi mathvariant="italic">mod</mi>
            <mi>N</mi>
          </mrow>
        </mrow>
        <mo fence="true" stretchy="false">)</mo>
      </mrow>
    </mrow>
    <annotation encoding="StarMath 5.0">m = c^d ( mod N )</annotation>
  </semantics>
</math>
</file>